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P5"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6"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7" style:family="paragraph" style:parent-style-name="Standard">
      <style:text-properties fo:color="#ffffff" style:font-name="DejaVu Sans" fo:font-size="16pt" fo:language="de" fo:country="DE" style:font-size-asian="16pt" style:font-size-complex="16pt"/>
    </style:style>
    <style:style style:name="P8" style:family="paragraph" style:parent-style-name="Standard">
      <style:text-properties officeooo:paragraph-rsid="002603dd"/>
    </style:style>
    <style:style style:name="P9" style:family="paragraph" style:parent-style-name="Standard">
      <style:text-properties fo:language="de" fo:country="DE" officeooo:paragraph-rsid="0036e094"/>
    </style:style>
    <style:style style:name="P10" style:family="paragraph" style:parent-style-name="Standard">
      <style:text-properties fo:language="de" fo:country="DE" officeooo:paragraph-rsid="00380b38"/>
    </style:style>
    <style:style style:name="P11" style:family="paragraph" style:parent-style-name="Standard">
      <style:text-properties fo:language="de" fo:country="DE" officeooo:paragraph-rsid="003a7488"/>
    </style:style>
    <style:style style:name="P12"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3"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paragraph-rsid="002603dd" fo:background-color="transparent" style:font-size-asian="12pt" style:font-size-complex="12pt"/>
    </style:style>
    <style:style style:name="P14" style:family="paragraph" style:parent-style-name="Standard">
      <style:paragraph-properties fo:margin-left="0cm" fo:margin-right="0cm" style:line-height-at-least="0.45cm" fo:text-indent="0cm" style:auto-text-indent="false" fo:padding="0cm" fo:border="none"/>
    </style:style>
    <style:style style:name="P15"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603dd" style:font-size-asian="10.5pt" style:font-size-complex="12pt"/>
    </style:style>
    <style:style style:name="P16"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17"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3ebd0e" style:font-size-asian="10.5pt" style:font-size-complex="12pt"/>
    </style:style>
    <style:style style:name="P18" style:family="paragraph" style:parent-style-name="Preformatted_20_Text">
      <style:text-properties officeooo:paragraph-rsid="002603dd"/>
    </style:style>
    <style:style style:name="P19" style:family="paragraph" style:parent-style-name="Preformatted_20_Text">
      <style:text-properties officeooo:paragraph-rsid="002ca44b"/>
    </style:style>
    <style:style style:name="P20" style:family="paragraph" style:parent-style-name="Preformatted_20_Text">
      <style:text-properties officeooo:paragraph-rsid="003bff7d"/>
    </style:style>
    <style:style style:name="P21" style:family="paragraph" style:parent-style-name="Preformatted_20_Text">
      <style:text-properties officeooo:paragraph-rsid="003ebd0e"/>
    </style:style>
    <style:style style:name="P22" style:family="paragraph" style:parent-style-name="Preformatted_20_Text">
      <style:text-properties officeooo:paragraph-rsid="00411f3f"/>
    </style:style>
    <style:style style:name="P23" style:family="paragraph" style:parent-style-name="Preformatted_20_Text">
      <style:text-properties officeooo:paragraph-rsid="0041d6bc"/>
    </style:style>
    <style:style style:name="P24"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25" style:family="paragraph" style:parent-style-name="Standard">
      <style:text-properties fo:language="de" fo:country="DE" officeooo:rsid="00380b38" officeooo:paragraph-rsid="00380b38"/>
    </style:style>
    <style:style style:name="P26" style:family="paragraph" style:parent-style-name="Standard">
      <style:text-properties fo:language="de" fo:country="DE" officeooo:rsid="00380b38" officeooo:paragraph-rsid="003a7488"/>
    </style:style>
    <style:style style:name="P27" style:family="paragraph" style:parent-style-name="Preformatted_20_Text">
      <style:text-properties officeooo:rsid="0023b309" officeooo:paragraph-rsid="002ca44b"/>
    </style:style>
    <style:style style:name="P28" style:family="paragraph" style:parent-style-name="Preformatted_20_Text">
      <style:text-properties officeooo:rsid="0023b309" officeooo:paragraph-rsid="003ebd0e"/>
    </style:style>
    <style:style style:name="P29" style:family="paragraph" style:parent-style-name="Preformatted_20_Text">
      <style:text-properties officeooo:rsid="00290d1c" officeooo:paragraph-rsid="002ca44b"/>
    </style:style>
    <style:style style:name="P30" style:family="paragraph" style:parent-style-name="Preformatted_20_Text">
      <style:text-properties officeooo:rsid="002603dd" officeooo:paragraph-rsid="002ca44b"/>
    </style:style>
    <style:style style:name="P31" style:family="paragraph" style:parent-style-name="Preformatted_20_Text">
      <style:text-properties officeooo:rsid="0041d6bc" officeooo:paragraph-rsid="0041d6bc"/>
    </style:style>
    <style:style style:name="P32" style:family="paragraph" style:parent-style-name="Preformatted_20_Text">
      <style:text-properties officeooo:rsid="00411f3f" officeooo:paragraph-rsid="003ebd0e"/>
    </style:style>
    <style:style style:name="P33" style:family="paragraph" style:parent-style-name="Preformatted_20_Text">
      <style:text-properties officeooo:rsid="00411f3f" officeooo:paragraph-rsid="00411f3f"/>
    </style:style>
    <style:style style:name="P34" style:family="paragraph" style:parent-style-name="Preformatted_20_Text">
      <style:text-properties officeooo:rsid="0036e094"/>
    </style:style>
    <style:style style:name="T1" style:family="text">
      <style:text-properties fo:font-weight="bold" style:font-weight-asian="bold" style:font-weight-complex="bold"/>
    </style:style>
    <style:style style:name="T2" style:family="text">
      <style:text-properties fo:font-size="26pt" style:font-size-asian="22.75pt" style:font-size-complex="26pt"/>
    </style:style>
    <style:style style:name="T3" style:family="text">
      <style:text-properties fo:font-size="26pt" officeooo:rsid="00462a6b" style:font-size-asian="22.75pt" style:font-size-complex="26pt"/>
    </style:style>
    <style:style style:name="T4" style:family="text">
      <style:text-properties officeooo:rsid="001e39e6"/>
    </style:style>
    <style:style style:name="T5" style:family="text">
      <style:text-properties officeooo:rsid="0023b309"/>
    </style:style>
    <style:style style:name="T6" style:family="text">
      <style:text-properties officeooo:rsid="0025958e"/>
    </style:style>
    <style:style style:name="T7" style:family="text">
      <style:text-properties officeooo:rsid="002603dd"/>
    </style:style>
    <style:style style:name="T8" style:family="text">
      <style:text-properties officeooo:rsid="00290d1c"/>
    </style:style>
    <style:style style:name="T9" style:family="text">
      <style:text-properties officeooo:rsid="002cd32d"/>
    </style:style>
    <style:style style:name="T10" style:family="text">
      <style:text-properties officeooo:rsid="003663d8"/>
    </style:style>
    <style:style style:name="T11" style:family="text">
      <style:text-properties officeooo:rsid="0036e094"/>
    </style:style>
    <style:style style:name="T12" style:family="text">
      <style:text-properties fo:language="de" fo:country="DE" officeooo:rsid="003a7488"/>
    </style:style>
    <style:style style:name="T13" style:family="text">
      <style:text-properties officeooo:rsid="00380b38"/>
    </style:style>
    <style:style style:name="T14" style:family="text">
      <style:text-properties officeooo:rsid="003999c9"/>
    </style:style>
    <style:style style:name="T15" style:family="text">
      <style:text-properties officeooo:rsid="003a7488"/>
    </style:style>
    <style:style style:name="T16" style:family="text">
      <style:text-properties officeooo:rsid="0040f433"/>
    </style:style>
    <style:style style:name="T17" style:family="text">
      <style:text-properties officeooo:rsid="00411f3f"/>
    </style:style>
    <style:style style:name="T18" style:family="text">
      <style:text-properties officeooo:rsid="0041d6bc"/>
    </style:style>
    <style:style style:name="T19" style:family="text">
      <style:text-properties fo:color="#ffffff" style:font-name="Cubano" fo:font-size="36pt" fo:language="de" fo:country="DE" fo:font-weight="bold" style:font-size-asian="36pt" style:font-weight-asian="bold" style:font-size-complex="36pt"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AnalogRead()</text:span><text:span text:style-name="T19">m Taster steue</text:span></text:h>
      <text:p text:style-name="P4"/>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6">Orientiert euch an der Zeichnung und baut die Schaltung auf. Es muss nicht exakt so ausseh<text:span text:style-name="T4">e</text:span>n wie auf dem Bild, <text:span text:style-name="T4">Hauptsache</text:span> die Verbindungen sind richtig.</text:p>
        <text:section text:style-name="Sect1" text:name="magicdomid5499">
          <text:p text:style-name="P12">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14"/>
          <text:p text:style-name="P24"/>
          <text:p text:style-name="P12"/>
        </text:section>
        <text:p text:style-name="P1"/>
      </text:section>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3"/>
      <text:p text:style-name="P8"/>
      <text:p text:style-name="P18">int ledPin = 3; // choose the pin for the LED</text:p>
      <text:p text:style-name="P18">int inPin = 11; <text:s text:c="2"/>// choose the input pin (for a pushbutton)</text:p>
      <text:p text:style-name="P18">int val = 0; <text:s text:c="4"/>// variable for reading the pin status</text:p>
      <text:p text:style-name="P18"/>
      <text:p text:style-name="P18">void setup() {</text:p>
      <text:p text:style-name="P18"><text:s text:c="2"/>pinMode(ledPin, OUTPUT); <text:s/>// declare LED as output</text:p>
      <text:p text:style-name="P18"><text:s text:c="2"/>pinMode(inPin, INPUT); <text:s text:c="3"/>// declare pushbutton as input</text:p>
      <text:p text:style-name="P18">}</text:p>
      <text:p text:style-name="P18"/>
      <text:p text:style-name="P18"/>
      <text:p text:style-name="P18"><text:span text:style-name="T5">// </text:span><text:span text:style-name="T9">if-else</text:span></text:p>
      <text:p text:style-name="P18">void loop(){</text:p>
      <text:p text:style-name="P18"><text:s text:c="2"/>val = digitalRead(inPin); <text:s/>// read input value</text:p>
      <text:p text:style-name="P18"><text:s text:c="2"/>if (val == HIGH) { <text:s text:c="8"/>// check if the input is HIGH (button released)</text:p>
      <text:p text:style-name="P18"><text:s text:c="4"/>digitalWrite(ledPin, LOW); <text:s/>// turn LED OFF</text:p>
      <text:p text:style-name="P18"><text:s text:c="2"/>} else {</text:p>
      <text:p text:style-name="P18"><text:s text:c="4"/>digitalWrite(ledPin, HIGH); <text:s/>// turn LED ON</text:p>
      <text:p text:style-name="P18"><text:s text:c="2"/>}</text:p>
      <text:p text:style-name="P18">}</text:p>
      <text:p text:style-name="P18"/>
      <text:p text:style-name="P15">// <text:span text:style-name="T9">while Schleife</text:span></text:p>
      <text:p text:style-name="P19">void loop(){</text:p>
      <text:p text:style-name="P27"><text:s/></text:p>
      <text:p text:style-name="P27"><text:s text:c="2"/>while( digitalRead(inPin) == LOW ) {</text:p>
      <text:p text:style-name="P19"><text:span text:style-name="T5"><text:s text:c="4"/></text:span><text:span text:style-name="T6">delay(10);</text:span><text:span text:style-name="T5"> <text:s/></text:span></text:p>
      <text:p text:style-name="P27"><text:s text:c="2"/>}</text:p>
      <text:p text:style-name="P19"><text:span text:style-name="T5"><text:s text:c="2"/>digitalWrite(ledPin, </text:span><text:span text:style-name="T7">HIGH</text:span><text:span text:style-name="T5">); </text:span></text:p>
      <text:p text:style-name="P19"><text:span text:style-name="T5"><text:s text:c="2"/></text:span><text:span text:style-name="T8">delay(1000);</text:span></text:p>
      <text:p text:style-name="P29"><text:s text:c="2"/></text:p>
      <text:p text:style-name="P19"><text:span text:style-name="T5"><text:s text:c="2"/>while( digitalRead(inPin)</text:span><text:span text:style-name="T5"> == LOW ) {</text:span></text:p>
      <text:p text:style-name="P19"><text:span text:style-name="T5"><text:s/><text:tab/></text:span><text:span text:style-name="T6">delay(10);</text:span><text:span text:style-name="T5"><text:tab/></text:span></text:p>
      <text:p text:style-name="P27"><text:s text:c="2"/>}</text:p>
      <text:p text:style-name="P27"/>
      <text:p text:style-name="P19"><text:span text:style-name="T5"><text:s text:c="2"/></text:span><text:span text:style-name="T7">digitalWrite(ledPin, LOW);</text:span></text:p>
      <text:p text:style-name="P19"><text:span text:style-name="T7"><text:s text:c="2"/></text:span><text:span text:style-name="T8">delay(1000);</text:span><text:span text:style-name="T7"><text:tab/></text:span></text:p>
      <text:p text:style-name="P30"/>
      <text:p text:style-name="P16">}</text:p>
      <text:p text:style-name="P16"/>
      <text:p text:style-name="P16"/>
      <text:p text:style-name="P16">// <text:span text:style-name="T16">for Schleife</text:span></text:p>
      <text:p text:style-name="P21">void loop(){</text:p>
      <text:p text:style-name="P28"/>
      <text:p text:style-name="P31">gedrueckt = 0;</text:p>
      <text:p text:style-name="P32">for(int i=0;i&lt;100;i++) {</text:p>
      <text:p text:style-name="P22"><text:span text:style-name="T5"><text:s/></text:span><text:span text:style-name="T17">if(</text:span><text:span text:style-name="T5">digitalRead(inPin)</text:span><text:span text:style-name="T17"> == HIGH) {</text:span></text:p>
      <text:p text:style-name="P22"><text:span text:style-name="T17"><text:s text:c="3"/></text:span><text:span text:style-name="T18">gedrueckt = 1;</text:span></text:p>
      <text:p text:style-name="P33"><text:s/>}</text:p>
      <text:p text:style-name="P22"><text:span text:style-name="T5"><text:s/></text:span><text:span text:style-name="T6">delay(10);</text:span><text:span text:style-name="T5"> </text:span></text:p>
      <text:p text:style-name="P33">}</text:p>
      <text:p text:style-name="P28"><text:soft-page-break/></text:p>
      <text:p text:style-name="P31">if(gedrueckt == 1) {</text:p>
      <text:p text:style-name="P31"><text:s/>// tue schlaue Dinge</text:p>
      <text:p text:style-name="P31">} else {</text:p>
      <text:p text:style-name="P31"><text:s/>// mache etwas anderes</text:p>
      <text:p text:style-name="P31">}</text:p>
      <text:p text:style-name="P23"><text:span text:style-name="T5"><text:s text:c="3"/></text:span><text:span text:style-name="T8"><text:s/></text:span><text:span text:style-name="T7"><text:tab/></text:span></text:p>
      <text:p text:style-name="P17">}</text:p>
      <text:p text:style-name="P15"/>
      <text:p text:style-name="P5"/>
      <text:p text:style-name="P5">Wenn das geschafft ist, und ihr Lust habt, könnt ihr jetzt gerne Experimentieren. Warum nicht eine Ampel mit Fussgängerknopf bauen?</text:p>
      <text:p text:style-name="P5"/>
      <text:p text:style-name="Standard"/>
      <text:p text:style-name="Preformatted_20_Text">int ledPin = 3; // choose the pin for the LED</text:p>
      <text:p text:style-name="Preformatted_20_Text">int inPin = 11; <text:s text:c="2"/>// choose the input pin (for a pushbutton)</text:p>
      <text:p text:style-name="P20">volatile int <text:span text:style-name="T12">fussgaenger</text:span> = 0; <text:s text:c="4"/>// variable for reading the pin status</text:p>
      <text:p text:style-name="P34">int fussgaenger = 0;</text:p>
      <text:p text:style-name="P9"><text:line-break/><text:line-break/>void setup()<text:line-break/>{<text:line-break/>  pinMode(pin, OUTPUT);<text:line-break/>  attachInterrupt(0,<text:span text:style-name="T11">anmeldung</text:span>,<text:span text:style-name="T10">RISING</text:span>);<text:line-break/>}<text:line-break/><text:line-break/>void loop()<text:line-break/>{</text:p>
      <text:p text:style-name="P10"><text:s text:c="2"/><text:span text:style-name="T13">if(fussgaenger==1) {</text:span></text:p>
      <text:p text:style-name="P25"><text:s text:c="4"/></text:p>
      <text:p text:style-name="P10"><text:span text:style-name="T14"><text:s text:c="4"/></text:span><text:span text:style-name="T15">fussgaenger=0;</text:span></text:p>
      <text:p text:style-name="P26"><text:s/>}</text:p>
      <text:p text:style-name="P26"/>
      <text:p text:style-name="P26"/>
      <text:p text:style-name="P26"><text:s text:c="2"/></text:p>
      <text:p text:style-name="P11"><text:span text:style-name="T13"><text:s text:c="2"/></text:span><text:line-break/>}<text:line-break/><text:line-break/>void <text:span text:style-name="T11">anmeldung</text:span>()<text:line-break/>{<text:line-break/> <text:s/><text:span text:style-name="T11">fussgaenger = 1</text:span><text:line-break/>}</text:p>
      <text:p text:style-name="Standard"><text:lin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0T21:21:27</dc:date>
    <meta:editing-duration>PT4H31M26S</meta:editing-duration>
    <meta:editing-cycles>46</meta:editing-cycles>
    <meta:generator>LibreOffice/4.0.2.2$Linux_x86 LibreOffice_project/400m0$Build-2</meta:generator>
    <meta:document-statistic meta:table-count="0" meta:image-count="0" meta:object-count="0" meta:page-count="3" meta:paragraph-count="73" meta:word-count="449" meta:character-count="2739" meta:non-whitespace-character-count="2238"/>
  </office:meta>
</office:document-meta>
</file>